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Helvetica, Arial, sans-serif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color="#000000" fo:font-size="12pt" style:font-size-asian="12pt" style:font-size-complex="12pt"/>
    </style:style>
    <style:style style:name="P2" style:family="paragraph" style:parent-style-name="Text_20_body">
      <style:text-properties fo:color="#000000" fo:font-size="12pt" style:font-size-asian="12pt" style:font-size-complex="12pt"/>
    </style:style>
    <style:style style:name="P3" style:family="paragraph" style:parent-style-name="Text_20_body" style:master-page-name="HTML">
      <style:paragraph-properties fo:text-align="center" style:justify-single-word="false" style:page-number="auto"/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officeooo:rsid="000ac0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<text:span text:style-name="T1">Internet</text:span></text:p>
      <text:p text:style-name="P2">Que se passe-t-il lorsque vous tapez dans la barre d'adresse de votre navigateur «http://www.google.fr» ? Votre ordinateur va chercher à entrer en communication avec un autre ordinateur se trouvant probablement à des milliers de kilomètres de chez vous. Pour pouvoir établir cette communication, il faut bien sûr que les 2 ordinateurs soient « reliés ». On dira que nos 2 ordinateurs sont en réseau. Il existe énormément de réseaux (la plupart des ordinateurs du lycée sont en « réseau »), certains réseaux sont reliés à d'autres réseaux qui sont eux-mêmes reliés à d'autres réseaux... ce qui forme « des réseaux de réseaux de réseaux...». Savez-vous comment on appelle cet assemblage multiple de réseaux ? Internet ! </text:p>
      <text:p text:style-name="P2">L'idée de relier des réseaux d'ordinateurs à d'autres réseaux d'ordinateurs date du début des années 70 avec le projet ARPAnet qui est, avec juste raison, considéré comme l'ancêtre d'internet. </text:p>
      <text:p text:style-name="P2">Afin de pouvoir s'identifier, tout ordinateur possède une adresse sur un réseau : son adresse IP.</text:p>
      <text:p text:style-name="P2">Une adresse IP est de la forme "74.125.133.94" (cette adresse IP correspond au serveur de google "google.fr")</text:p>
      <text:p text:style-name="P2">Les adresses IP sont de la forme : "a.b.c.d", avec a, b, c et d compris entre 0 et 255. Nous aurons l'occasion de revenir là-dessus un peu plus tard.</text:p>
      <text:p text:style-name="P2">N.B. Une autre norme est en train d'être déployée, la norme IPV6 (alors que les adresses IP vues ci-dessus appartiennent à la norme IPV4). Pourquoi cette nouvelle norme ? Parce qu' avec le système IPV4, il risque, dans les prochaines années, de manquer d'adresses IP disponibles sur interne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Helvetica, Arial, sans-serif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72%"/>
      <style:text-properties fo:color="#34495e" style:font-name="Lato" fo:font-family="Lato, Helvetica, Arial, sans-serif" fo:font-size="13.5pt" style:font-name-asian="Lato" style:font-family-asian="Lato, Helvetica, Arial, sans-serif" style:font-size-asian="13.5pt" style:font-name-complex="Lato" style:font-family-complex="Lato, Helvetica, Arial, sans-serif" style:font-size-complex="13.5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397cm" loext:contextual-spacing="false" fo:line-height="172%"/>
      <style:text-properties fo:font-size="13.5pt" style:font-size-asian="13.5pt" style:font-size-complex="13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794cm" fo:margin-bottom="0.397cm" loext:contextual-spacing="false"/>
      <style:text-properties style:font-name="Thorndale" fo:font-family="Thorndale" style:font-family-generic="roman" style:font-pitch="variable" fo:font-size="45.75pt" fo:font-weight="bold" style:font-size-asian="45.75pt" style:font-weight-asian="bold" style:font-size-complex="45.7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monospace" fo:font-family="monospace, monospace" fo:font-size="10pt" style:font-name-asian="monospace" style:font-family-asian="monospace, monospace" style:font-size-asian="10pt" style:font-name-complex="monospace" style:font-family-complex="monospace, monospace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794cm" fo:margin-bottom="0.397cm" loext:contextual-spacing="false"/>
      <style:text-properties style:font-name="Liberation Serif" fo:font-family="'Liberation Serif'" style:font-family-generic="roman" style:font-pitch="variable" fo:font-size="39.75pt" fo:font-weight="bold" style:font-name-asian="WenQuanYi Micro Hei" style:font-family-asian="'WenQuanYi Micro Hei'" style:font-family-generic-asian="system" style:font-pitch-asian="variable" style:font-size-asian="39.75pt" style:font-weight-asian="bold" style:font-name-complex="Lohit Devanagari" style:font-family-complex="'Lohit Devanagari'" style:font-family-generic-complex="system" style:font-pitch-complex="variable" style:font-size-complex="39.75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794cm" fo:margin-bottom="0.397cm" loext:contextual-spacing="false"/>
      <style:text-properties style:font-name="Liberation Serif" fo:font-family="'Liberation Serif'" style:font-family-generic="roman" style:font-pitch="variable" fo:font-size="30pt" fo:font-weight="bold" style:font-name-asian="WenQuanYi Micro Hei" style:font-family-asian="'WenQuanYi Micro Hei'" style:font-family-generic-asian="system" style:font-pitch-asian="variable" style:font-size-asian="30pt" style:font-weight-asian="bold" style:font-name-complex="Lohit Devanagari" style:font-family-complex="'Lohit Devanagari'" style:font-family-generic-complex="system" style:font-pitch-complex="variable" style:font-size-complex="3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397cm" fo:margin-bottom="0.397cm" loext:contextual-spacing="false"/>
      <style:text-properties style:font-name="Liberation Serif" fo:font-family="'Liberation Serif'" style:font-family-generic="roman" style:font-pitch="variable" fo:font-size="21.75pt" fo:font-weight="bold" style:font-name-asian="WenQuanYi Micro Hei" style:font-family-asian="'WenQuanYi Micro Hei'" style:font-family-generic-asian="system" style:font-pitch-asian="variable" style:font-size-asian="21.75pt" style:font-weight-asian="bold" style:font-name-complex="Lohit Devanagari" style:font-family-complex="'Lohit Devanagari'" style:font-family-generic-complex="system" style:font-pitch-complex="variable" style:font-size-complex="21.75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397cm" fo:margin-bottom="0.397cm" loext:contextual-spacing="false"/>
      <style:text-properties style:font-name="Liberation Serif" fo:font-family="'Liberation Serif'" style:font-family-generic="roman" style:font-pitch="variable" fo:font-size="21pt" fo:font-weight="bold" style:font-name-asian="WenQuanYi Micro Hei" style:font-family-asian="'WenQuanYi Micro Hei'" style:font-family-generic-asian="system" style:font-pitch-asian="variable" style:font-size-asian="21pt" style:font-weight-asian="bold" style:font-name-complex="Lohit Devanagari" style:font-family-complex="'Lohit Devanagari'" style:font-family-generic-complex="system" style:font-pitch-complex="variable" style:font-size-complex="21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397cm" fo:margin-bottom="0.397cm" loext:contextual-spacing="false" fo:line-height="110%"/>
      <style:text-properties style:font-name="inherit" fo:font-family="inherit" fo:font-size="18pt" fo:font-weight="normal" style:font-name-asian="inherit" style:font-family-asian="inherit" style:font-size-asian="18pt" style:font-weight-asian="normal" style:font-name-complex="inherit" style:font-family-complex="inherit" style:font-size-complex="18pt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line-height="172%" fo:text-indent="0cm" style:auto-text-indent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line-height="172%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794cm" loext:contextual-spacing="false" fo:text-indent="0cm" style:auto-text-indent="false" fo:padding-left="0.423cm" fo:padding-right="0cm" fo:padding-top="0cm" fo:padding-bottom="0cm" fo:border-left="2.24pt solid #e7e9ec" fo:border-right="none" fo:border-top="none" fo:border-bottom="none"/>
      <style:text-properties fo:font-size="12.75pt" style:font-size-asian="12.75pt" style:font-size-complex="12.75pt"/>
    </style:style>
    <style:style style:name="Quotations.pull-right" style:family="paragraph" style:parent-style-name="Quotations">
      <style:paragraph-properties fo:text-align="end" style:justify-single-word="false" fo:padding-left="0cm" fo:padding-right="0.397cm" fo:padding-top="0cm" fo:padding-bottom="0cm" fo:border-left="none" fo:border-right="3.74pt solid #eeeeee" fo:border-top="none" fo:border-bottom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6a085" style:text-line-through-style="none" style:text-line-through-type="none" style:text-underline-style="none" style:text-blinking="false" style:text-overline-style="none" style:text-ov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User_20_Entry" style:display-name="User Entry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Example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Citation" style:family="text">
      <style:text-properties fo:font-variant="normal" fo:text-transform="none" fo:font-style="normal" style:font-style-asian="normal" style:font-style-complex="normal"/>
    </style:style>
    <style:style style:name="Visited_20_Internet_20_Link" style:display-name="Visited Internet Link" style:family="text">
      <style:text-properties fo:color="#16a085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tion</dc:title>
    <dc:date>2019-05-01T10:59:20.227571727</dc:date>
    <meta:editing-duration>PT3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58" meta:character-count="1579" meta:non-whitespace-character-count="1326"/>
    <meta:user-defined meta:name=""/>
  </office:meta>
</office:document-meta>
</file>